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0b9a3"/>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indent="0.5in" style:auto-text-indent="false"/>
      <style:text-properties officeooo:rsid="00022a0f" officeooo:paragraph-rsid="00022a0f"/>
    </style:style>
    <style:style style:name="P5" style:family="paragraph" style:parent-style-name="Standard">
      <style:paragraph-properties fo:text-align="center" style:justify-single-word="false" fo:break-before="page"/>
    </style:style>
    <style:style style:name="P6" style:family="paragraph" style:parent-style-name="Standard" style:master-page-name="Standard">
      <style:paragraph-properties style:page-number="auto"/>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style:font-name-asian="F" style:font-size-asian="12pt" style:font-weight-asian="bold"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00b9a3" style:font-size-asian="12pt" style:font-name-complex="Times New Roman1" style:font-size-complex="12pt"/>
    </style:style>
    <style:style style:name="T5" style:family="text">
      <style:text-properties style:font-name="Times New Roman" fo:font-size="12pt" officeooo:rsid="0000fbf5" style:font-size-asian="12pt"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style>
    <style:style style:name="T7" style:family="text">
      <style:text-properties style:font-name="Times New Roman" fo:font-size="12pt" fo:font-style="italic" style:font-name-asian="F" style:font-size-asian="12pt" style:font-style-asian="italic" style:font-name-complex="Times New Roman1" style:font-size-complex="12pt"/>
    </style:style>
    <style:style style:name="T8" style:family="text">
      <style:text-properties style:font-name="Times New Roman" fo:font-size="12pt" style:font-name-asian="F" style:font-size-asian="12pt" style:font-name-complex="Times New Roman1" style:font-size-complex="12pt"/>
    </style:style>
    <style:style style:name="T9" style:family="text">
      <style:text-properties style:font-name="Times New Roman" fo:font-size="12pt" officeooo:rsid="0003d79f" style:font-name-asian="F" style:font-size-asian="12pt" style:font-name-complex="Times New Roman1" style:font-size-complex="12pt"/>
    </style:style>
    <style:style style:name="T10" style:family="text">
      <style:text-properties style:text-position="super 58%" style:font-name="Times New Roman" fo:font-size="12pt" fo:font-style="italic" style:font-name-asian="F" style:font-size-asian="12pt" style:font-style-asian="italic" style:font-name-complex="Times New Roman1" style:font-size-complex="12pt"/>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ask 1:</text:span></text:p>
      <text:p text:style-name="Standard"><text:span text:style-name="T3"><text:tab/>The data structure that we will be using for this project will be a graph. Our graph will be undirected, have no edge weights, and the internal structure of the graph will be an adjacency list. The graph will be sparsely connected, with each vertex having a maximum of eight edges associated with it.</text:span></text:p>
      <text:p text:style-name="P2"><text:span text:style-name="T3"><text:tab/>Conceptually, we interpret this graph as being a two-dimensional, square grid. An edge stemming from one vertex will only be able to connect to one of its eight adjacent vertices. In comparison to a complete graph, ou</text:span><text:span text:style-name="T4">r</text:span><text:span text:style-name="T3"> graph will have a much smaller space complexity. </text:span><text:span text:style-name="T4">Since the sides and corners do not have eight surrounding vertices, they will have five and three edges </text:span><text:span text:style-name="T5">respectively.</text:span></text:p>
      <text:p text:style-name="Standard"><text:span text:style-name="T3"><text:tab/>The space complexity of any graph is defined as </text:span><text:span text:style-name="T6">O(V + E)</text:span><text:span text:style-name="T3">, where </text:span><text:span text:style-name="T6">V</text:span><text:span text:style-name="T3"> is the number of vertices, and </text:span><text:span text:style-name="T6">E</text:span><text:span text:style-name="T3"> is the number of edges. We will use </text:span><text:span text:style-name="T6">N</text:span><text:span text:style-name="T3"> to represent the number of vertices in a graph, and </text:span><text:span text:style-name="T6">n</text:span><text:span text:style-name="T3"> to represent the width of the grid our graph represents </text:span><draw:frame draw:style-name="fr1" text:anchor-type="as-char" svg:width="0.5772in" svg:height="0.2307in" draw:z-index="0"><draw:object xlink:href="./Object 2" xlink:type="simple" xlink:show="embed" xlink:actuate="onLoad"/><draw:image xlink:href="./ObjectReplacements/Object 2" xlink:type="simple" xlink:show="embed" xlink:actuate="onLoad"/></draw:frame><text:span text:style-name="T3"><text:s/>In a complete graph, the number of edges it has is given by </text:span><draw:frame draw:style-name="fr1" text:anchor-type="as-char" svg:width="0.6598in" svg:height="0.4083in" draw:z-index="1"><draw:object xlink:href="./Object 4" xlink:type="simple" xlink:show="embed" xlink:actuate="onLoad"/><draw:image xlink:href="./ObjectReplacements/Object 4" xlink:type="simple" xlink:show="embed" xlink:actuate="onLoad"/></draw:frame><text:span text:style-name="T8">. In our sparser graph, the number of edges is given as </text:span><draw:frame draw:style-name="fr1" text:anchor-type="as-char" svg:width="0.8575in" svg:height="0.2075in" draw:z-index="2"><draw:object xlink:href="./Object 6" xlink:type="simple" xlink:show="embed" xlink:actuate="onLoad"/><draw:image xlink:href="./ObjectReplacements/Object 6" xlink:type="simple" xlink:show="embed" xlink:actuate="onLoad"/></draw:frame><text:span text:style-name="T8">. Thus, the space complexity of a complete graph is:</text:span><text:bookmark text:name="_GoBack"/></text:p>
      <text:p text:style-name="P1"><draw:frame draw:style-name="fr1" text:anchor-type="as-char" svg:width="2.0827in" svg:height="0.4591in" draw:z-index="3"><draw:object xlink:href="./Object 8" xlink:type="simple" xlink:show="embed" xlink:actuate="onLoad"/><draw:image xlink:href="./ObjectReplacements/Object 8" xlink:type="simple" xlink:show="embed" xlink:actuate="onLoad"/></draw:frame></text:p>
      <text:p text:style-name="Standard"><text:span text:style-name="T8">which is on the order of </text:span><text:span text:style-name="T7">O(N</text:span><text:span text:style-name="T10">2</text:span><text:span text:style-name="T7">)</text:span><text:span text:style-name="T8">. For our sparser graph, the space complexity is:</text:span></text:p>
      <text:p text:style-name="P1"><draw:frame draw:style-name="fr1" text:anchor-type="as-char" svg:width="4.3799in" svg:height="0.2307in" draw:z-index="4"><draw:object xlink:href="./Object 10" xlink:type="simple" xlink:show="embed" xlink:actuate="onLoad"/><draw:image xlink:href="./ObjectReplacements/Object 10" xlink:type="simple" xlink:show="embed" xlink:actuate="onLoad"/></draw:frame></text:p>
      <text:p text:style-name="Standard"><text:span text:style-name="T8">which is on the order of </text:span><text:span text:style-name="T7">O(N)</text:span><text:span text:style-name="T8">. Thus, our graph will be much more space efficient for larger values of N. This is necessary, as our plan is to use </text:span><draw:frame draw:style-name="fr1" text:anchor-type="as-char" svg:width="0.9425in" svg:height="0.1839in" draw:z-index="5"><draw:object xlink:href="./Object 12" xlink:type="simple" xlink:show="embed" xlink:actuate="onLoad"/><draw:image xlink:href="./ObjectReplacements/Object 12" xlink:type="simple" xlink:show="embed" xlink:actuate="onLoad"/></draw:frame><text:span text:style-name="T8">, since our graph represents a 1000x1000 grid.</text:span></text:p>
      <text:p text:style-name="Standard"><text:span text:style-name="T8"><text:tab/>Initialization of our graph involves two </text:span><text:span text:style-name="T7">O(N)</text:span><text:span text:style-name="T8"> operations. The first </text:span><text:span text:style-name="T7">O(N)</text:span><text:span text:style-name="T8"> operation is necessary to initialize all vertices of the graph, and the second is to initialize all necessary edges. However, these operations will only occur once, as they are used to construct the map class that uses the graph. The other main operations are updating the map (graph) with a new set of probabilities, and the ray casting operation. </text:span></text:p>
      <text:p text:style-name="Standard"><text:span text:style-name="T2">Task 2:</text:span></text:p>
      <text:p text:style-name="P4"><text:span text:style-name="T8">One of the main motivations that we had for using a graph was to simplify calculations. Ray casting became easier when each vertex had eight edges with a corresponding direction on the map (the cardinal and intermediate directions). Additionally, the fact that we can traverse through the graph allows us to easily update probabilities </text:span><text:span text:style-name="T9">in a streamlined manner</text:span><text:span text:style-name="T8">.</text:span></text:p>
      <text:p text:style-name="Standard"><text:span text:style-name="T2">Task 4:</text:span></text:p>
      <text:p text:style-name="P3"><text:span text:style-name="T8">Updating the map will involve iterating through each vertex, which is an </text:span><text:span text:style-name="T7">O(N)</text:span><text:span text:style-name="T8"> operation. Our method of ray casting will start at the robot’s position and go to the end of the ray, it does </text:span><text:soft-page-break/><text:span text:style-name="T8">not test each vertex in the graph, only the same range of vertices. This means that ray casting for our robot is </text:span><text:span text:style-name="T7">O(1)</text:span><text:span text:style-name="T8">. Updating a single probability in the probability map is an </text:span><text:span text:style-name="T7">O(1)</text:span><text:span text:style-name="T8"> operation, and since this is only called in the ray casting method, updating all probabilities is an </text:span><text:span text:style-name="T7">O(1)</text:span><text:span text:style-name="T8"> operation as well. This would likely not be different for any other type of data structure, but perhaps the method of ray casting isn’t sensible for a robot’s sensor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Marsh</meta:initial-creator>
    <meta:editing-cycles>19</meta:editing-cycles>
    <meta:creation-date>2019-11-24T23:37:00</meta:creation-date>
    <dc:date>2019-12-11T23:18:35.418000000</dc:date>
    <meta:editing-duration>PT2H26M34S</meta:editing-duration>
    <meta:generator>LibreOffice/6.0.4.2$Windows_X86_64 LibreOffice_project/9b0d9b32d5dcda91d2f1a96dc04c645c450872bf</meta:generator>
    <meta:document-statistic meta:table-count="0" meta:image-count="0" meta:object-count="6" meta:page-count="3" meta:paragraph-count="13" meta:word-count="507" meta:character-count="2823" meta:non-whitespace-character-count="23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i>O</mi>
      <mrow>
        <mrow>
          <mo fence="true" stretchy="true">(</mo>
          <mrow>
            <mrow>
              <mrow>
                <mi>N</mi>
                <mo stretchy="false">+</mo>
                <mn>8</mn>
              </mrow>
              <mrow>
                <msup>
                  <mi>n</mi>
                  <mn>2</mn>
                </msup>
                <mo stretchy="false">−</mo>
                <mn>12</mn>
              </mrow>
              <mrow>
                <mi>n</mi>
                <mo stretchy="false">+</mo>
                <mn>4</mn>
              </mrow>
            </mrow>
          </mrow>
          <mo fence="true" stretchy="true">)</mo>
        </mrow>
        <mo stretchy="false">=</mo>
        <mi>O</mi>
      </mrow>
      <mrow>
        <mrow>
          <mo fence="true" stretchy="true">(</mo>
          <mrow>
            <mrow>
              <mrow>
                <mi>N</mi>
                <mo stretchy="false">+</mo>
                <mn>8</mn>
              </mrow>
              <mrow>
                <mi>N</mi>
                <mo stretchy="false">−</mo>
                <mn>12</mn>
              </mrow>
              <mrow>
                <msqrt>
                  <mi>N</mi>
                </msqrt>
                <mo stretchy="false">+</mo>
                <mn>4</mn>
              </mrow>
            </mrow>
          </mrow>
          <mo fence="true" stretchy="true">)</mo>
        </mrow>
        <mo stretchy="false">=</mo>
        <mi>O</mi>
      </mrow>
      <mrow>
        <mo fence="true" stretchy="true">(</mo>
        <mrow>
          <mrow>
            <mn>9</mn>
            <mrow>
              <mi>N</mi>
              <mo stretchy="false">−</mo>
              <mn>12</mn>
            </mrow>
            <mrow>
              <msqrt>
                <mi>N</mi>
              </msqrt>
              <mo stretchy="false">+</mo>
              <mn>4</mn>
            </mrow>
          </mrow>
        </mrow>
        <mo fence="true" stretchy="true">)</mo>
      </mrow>
    </mrow>
    <annotation encoding="StarMath 5.0">O left (N+8 {n} ^ {2} -12n+4 right ) =O left (N+8N-12 sqrt {N} +4 right ) =O left (9N-12 sqrt {N} +4 right )</annotation>
  </semantics>
</math>
</file>

<file path=Object 12/content.xml><?xml version="1.0" encoding="utf-8"?>
<math xmlns="http://www.w3.org/1998/Math/MathML" display="block">
  <semantics>
    <mrow>
      <mi>N</mi>
      <mo stretchy="false">=</mo>
      <mn>1,000,000</mn>
    </mrow>
    <annotation encoding="StarMath 5.0">N=1,000,000</annotation>
  </semantics>
</math>
</file>

<file path=Object 2/content.xml><?xml version="1.0" encoding="utf-8"?>
<math xmlns="http://www.w3.org/1998/Math/MathML" display="block">
  <semantics>
    <mrow>
      <mrow>
        <mo fence="true" stretchy="true">(</mo>
        <mrow>
          <mrow>
            <mi>N</mi>
            <mo stretchy="false">=</mo>
            <msup>
              <mi>n</mi>
              <mn>2</mn>
            </msup>
          </mrow>
        </mrow>
        <mo fence="true" stretchy="true">)</mo>
      </mrow>
      <mi>.</mi>
    </mrow>
    <annotation encoding="StarMath 5.0">left (N= {n} ^ {2} right ) .</annotation>
  </semantics>
</math>
</file>

<file path=Object 4/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N-1)} over {2}</annotation>
  </semantics>
</math>
</file>

<file path=Object 6/content.xml><?xml version="1.0" encoding="utf-8"?>
<math xmlns="http://www.w3.org/1998/Math/MathML" display="block">
  <semantics>
    <mrow>
      <mn>8</mn>
      <mrow>
        <msup>
          <mi>n</mi>
          <mn>2</mn>
        </msup>
        <mo stretchy="false">−</mo>
        <mn>12</mn>
      </mrow>
      <mrow>
        <mi>n</mi>
        <mo stretchy="false">+</mo>
        <mn>4</mn>
      </mrow>
    </mrow>
    <annotation encoding="StarMath 5.0">8 {n} ^ {2} -12n+4</annotation>
  </semantics>
</math>
</file>

<file path=Object 8/content.xml><?xml version="1.0" encoding="utf-8"?>
<math xmlns="http://www.w3.org/1998/Math/MathML" display="block">
  <semantics>
    <mrow>
      <mi>O</mi>
      <mrow>
        <mrow>
          <mo fence="true" stretchy="true">(</mo>
          <mrow>
            <mrow>
              <mi>N</mi>
              <mo stretchy="false">+</mo>
              <mfrac>
                <mrow>
                  <mi>N</mi>
                  <mrow>
                    <mo fence="true" stretchy="true">(</mo>
                    <mrow>
                      <mrow>
                        <mi>N</mi>
                        <mo stretchy="false">−</mo>
                        <mn>1</mn>
                      </mrow>
                    </mrow>
                    <mo fence="true" stretchy="true">)</mo>
                  </mrow>
                </mrow>
                <mn>2</mn>
              </mfrac>
            </mrow>
          </mrow>
          <mo fence="true" stretchy="true">)</mo>
        </mrow>
        <mo stretchy="false">=</mo>
        <mi>O</mi>
      </mrow>
      <mrow>
        <mo fence="true" stretchy="true">(</mo>
        <mrow>
          <mfrac>
            <mrow>
              <msup>
                <mi>N</mi>
                <mn>2</mn>
              </msup>
              <mo stretchy="false">+</mo>
              <mi>N</mi>
            </mrow>
            <mn>2</mn>
          </mfrac>
        </mrow>
        <mo fence="true" stretchy="true">)</mo>
      </mrow>
    </mrow>
    <annotation encoding="StarMath 5.0">O left (N+ {N left (N-1 right )} over {2} right ) =O left ({{N} ^ {2} +N} over {2} right )</annotation>
  </semantics>
</math>
</file>